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fr</text:p>
          </table:table-cell>
          <table:table-cell office:value-type="string">
            <text:p>Contien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fr</text:p>
          </table:table-cell>
          <table:table-cell office:value-type="string">
            <text:p>Ne contient pa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fr</text:p>
          </table:table-cell>
          <table:table-cell office:value-type="string">
            <text:p>Commenc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fr</text:p>
          </table:table-cell>
          <table:table-cell office:value-type="string">
            <text:p>Termin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fr</text:p>
          </table:table-cell>
          <table:table-cell office:value-type="string">
            <text:p>Contien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fr</text:p>
          </table:table-cell>
          <table:table-cell office:value-type="string">
            <text:p>Ne contient pa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fr</text:p>
          </table:table-cell>
          <table:table-cell office:value-type="string">
            <text:p>Commenc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fr</text:p>
          </table:table-cell>
          <table:table-cell office:value-type="string">
            <text:p>Termin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fr</text:p>
          </table:table-cell>
          <table:table-cell office:value-type="string">
            <text:p>Contien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fr</text:p>
          </table:table-cell>
          <table:table-cell office:value-type="string">
            <text:p>Ne contient pa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fr</text:p>
          </table:table-cell>
          <table:table-cell office:value-type="string">
            <text:p>Commenc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fr</text:p>
          </table:table-cell>
          <table:table-cell office:value-type="string">
            <text:p>Termin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fr</text:p>
          </table:table-cell>
          <table:table-cell office:value-type="string">
            <text:p>J~egyzet beszúrás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fr</text:p>
          </table:table-cell>
          <table:table-cell office:value-type="string">
            <text:p>Termés~zetes rendezési sorrend</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fr</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fr</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fr</text:p>
          </table:table-cell>
          <table:table-cell office:value-type="string">
            <text:p>Enable natural sor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fr</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fr</text:p>
          </table:table-cell>
          <table:table-cell office:value-type="string">
            <text:p>Accessoir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fr</text:p>
          </table:table-cell>
          <table:table-cell office:value-type="string">
            <text:p>Compléments utiles pour %PRODUCTNAME, notamment un choix de Galeries, Modèles, Documents exemples et Polices de caractèr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fr</text:p>
          </table:table-cell>
          <table:table-cell office:value-type="string">
            <text:p>Galeri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fr</text:p>
          </table:table-cell>
          <table:table-cell office:value-type="string">
            <text:p>La Gallerie %PRODUCTNAME contient plus de 2900 éléments dans diverses catég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fr</text:p>
          </table:table-cell>
          <table:table-cell office:value-type="string">
            <text:p>Modèl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fr</text:p>
          </table:table-cell>
          <table:table-cell office:value-type="string">
            <text:p>Créez des documents professionnels en quelques secondes grâce aux modèles fourni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fr</text:p>
          </table:table-cell>
          <table:table-cell office:value-type="string">
            <text:p>Exemples d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fr</text:p>
          </table:table-cell>
          <table:table-cell office:value-type="string">
            <text:p>Les exemples de documents sont idéaux pour l'apprentissag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fr</text:p>
          </table:table-cell>
          <table:table-cell office:value-type="string">
            <text:p>Modes d'emplo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fr</text:p>
          </table:table-cell>
          <table:table-cell office:value-type="string">
            <text:p>Modes d'emploi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fr</text:p>
          </table:table-cell>
          <table:table-cell office:value-type="string">
            <text:p>Publicité.</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fr</text:p>
          </table:table-cell>
          <table:table-cell office:value-type="string">
            <text:p>Elements pour la promotion de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fr</text:p>
          </table:table-cell>
          <table:table-cell office:value-type="string">
            <text:p>Polices de caractèr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fr</text:p>
          </table:table-cell>
          <table:table-cell office:value-type="string">
            <text:p>Polices de caractère supplémentaires pour %PRODUCTNAME et autres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fr</text:p>
          </table:table-cell>
          <table:table-cell office:value-type="string">
            <text:p>Importation SVG</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fr</text:p>
          </table:table-cell>
          <table:table-cell office:value-type="string">
            <text:p>Supporte l'importation SVG</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fr</text:p>
          </table:table-cell>
          <table:table-cell office:value-type="string">
            <text:p>Mode d'emploi</text:p>
          </table:table-cell>
          <table:table-cell table:number-columns-repeated="3"/>
          <table:table-cell office:value-type="string">
            <text:p>20060706 14:45:13</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fr</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hu" number:country="HU">Ft</number:currency-symbol>
    </number:currency-style>
    <number:currency-style style:name="N104">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6-20">2007.06.20</text:date>, <text:time>13:26:49</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6-20T13:26:23</meta:creation-date>
    <dc:language>en-US</dc:language>
    <meta:editing-cycles>1</meta:editing-cycles>
    <meta:editing-duration>PT0S</meta:editing-duration>
    <meta:user-defined meta:name="Info 1"/>
    <meta:user-defined meta:name="Info 2"/>
    <meta:user-defined meta:name="Info 3"/>
    <meta:user-defined meta:name="Info 4"/>
    <meta:document-statistic meta:table-count="1" meta:cell-count="684"/>
  </office:meta>
</office:document-meta>
</file>